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1a76" officeooo:paragraph-rsid="000c1a76"/>
    </style:style>
    <style:style style:name="P2" style:family="paragraph" style:parent-style-name="Standard">
      <style:paragraph-properties fo:text-align="start" style:justify-single-word="false"/>
      <style:text-properties officeooo:rsid="000c1a76" officeooo:paragraph-rsid="000c1a76"/>
    </style:style>
    <style:style style:name="P3" style:family="paragraph" style:parent-style-name="Standard">
      <style:paragraph-properties fo:text-align="start" style:justify-single-word="false"/>
      <style:text-properties officeooo:rsid="000c1a76" officeooo:paragraph-rsid="000c2de9"/>
    </style:style>
    <style:style style:name="P4" style:family="paragraph" style:parent-style-name="Standard">
      <style:paragraph-properties fo:text-align="start" style:justify-single-word="false"/>
      <style:text-properties officeooo:rsid="000c1a76" officeooo:paragraph-rsid="000f0424"/>
    </style:style>
    <style:style style:name="P5" style:family="paragraph" style:parent-style-name="Standard">
      <style:paragraph-properties fo:text-align="start" style:justify-single-word="false"/>
      <style:text-properties officeooo:rsid="000c1a76" officeooo:paragraph-rsid="000f4e5b"/>
    </style:style>
    <style:style style:name="P6" style:family="paragraph" style:parent-style-name="Standard">
      <style:paragraph-properties fo:text-align="start" style:justify-single-word="false"/>
      <style:text-properties officeooo:paragraph-rsid="000f4e5b"/>
    </style:style>
    <style:style style:name="P7" style:family="paragraph" style:parent-style-name="Standard">
      <style:paragraph-properties fo:text-align="start" style:justify-single-word="false"/>
      <style:text-properties officeooo:rsid="000c2de9" officeooo:paragraph-rsid="000c2de9"/>
    </style:style>
    <style:style style:name="P8" style:family="paragraph" style:parent-style-name="Standard">
      <style:paragraph-properties fo:text-align="start" style:justify-single-word="false"/>
      <style:text-properties officeooo:rsid="000c2de9" officeooo:paragraph-rsid="000df831"/>
    </style:style>
    <style:style style:name="P9" style:family="paragraph" style:parent-style-name="Standard">
      <style:paragraph-properties fo:text-align="start" style:justify-single-word="false"/>
      <style:text-properties officeooo:rsid="000eec02" officeooo:paragraph-rsid="000eec02"/>
    </style:style>
    <style:style style:name="P10" style:family="paragraph" style:parent-style-name="Standard">
      <style:paragraph-properties fo:text-align="start" style:justify-single-word="false"/>
      <style:text-properties officeooo:rsid="000f4e5b" officeooo:paragraph-rsid="000f4e5b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a65d" fo:font-style="italic" officeooo:rsid="000c2de9" officeooo:paragraph-rsid="000c2de9" style:font-style-asian="italic" style:font-style-complex="italic"/>
    </style:style>
    <style:style style:name="P12" style:family="paragraph" style:parent-style-name="Standard">
      <style:paragraph-properties fo:margin-left="1.251cm" fo:margin-right="0cm" fo:margin-top="0cm" fo:margin-bottom="0cm" loext:contextual-spacing="false" fo:line-height="100%" fo:text-align="start" style:justify-single-word="false" fo:text-indent="0cm" style:auto-text-indent="false"/>
      <style:text-properties officeooo:rsid="000eec02" officeooo:paragraph-rsid="000eec02"/>
    </style:style>
    <style:style style:name="P1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a65d" fo:font-style="italic" officeooo:rsid="000c2de9" officeooo:paragraph-rsid="000c2de9" fo:background-color="transparent" style:font-style-asian="italic" style:font-style-complex="italic"/>
    </style:style>
    <style:style style:name="P14" style:family="paragraph" style:parent-style-name="Standard">
      <style:paragraph-properties fo:text-align="start" style:justify-single-word="false" fo:break-before="page"/>
      <style:text-properties officeooo:rsid="000c2de9" officeooo:paragraph-rsid="000c2de9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rsid="000f4e5b" officeooo:paragraph-rsid="000f4e5b" style:font-size-asian="10pt"/>
    </style:style>
    <style:style style:name="P1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a65d" fo:font-style="italic" officeooo:rsid="000c1a76" officeooo:paragraph-rsid="000f0424" style:font-style-asian="italic" style:font-style-complex="italic"/>
    </style:style>
    <style:style style:name="P1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a65d" fo:font-style="italic" style:font-style-asian="italic" style:font-style-complex="italic"/>
    </style:style>
    <style:style style:name="P1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2c3e50" fo:font-style="normal" officeooo:rsid="000f0424" officeooo:paragraph-rsid="000f0424" style:font-style-asian="normal" style:font-style-complex="normal"/>
    </style:style>
    <style:style style:name="P2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0f4e5b"/>
    </style:style>
    <style:style style:name="P2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f58220" fo:font-style="italic" officeooo:rsid="000f0424" officeooo:paragraph-rsid="000f0424" style:font-style-asian="italic" style:font-style-complex="italic"/>
    </style:style>
    <style:style style:name="P2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f58220" fo:font-style="italic" style:font-style-asian="italic" style:font-style-complex="italic"/>
    </style:style>
    <style:style style:name="P23" style:family="paragraph" style:parent-style-name="Subtitle">
      <style:paragraph-properties fo:break-before="page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T1" style:family="text">
      <style:text-properties officeooo:rsid="000c1a76"/>
    </style:style>
    <style:style style:name="T2" style:family="text">
      <style:text-properties officeooo:rsid="000eec02"/>
    </style:style>
    <style:style style:name="T3" style:family="text">
      <style:text-properties fo:color="#808080" style:font-name="Consolas" fo:font-size="10pt" style:font-size-asian="10pt"/>
    </style:style>
    <style:style style:name="T4" style:family="text">
      <style:text-properties style:font-name="Consolas" fo:font-size="10pt" style:font-size-asian="10pt"/>
    </style:style>
    <style:style style:name="T5" style:family="text">
      <style:text-properties style:font-name="Consolas" fo:font-size="10pt" style:font-size-asian="10pt"/>
    </style:style>
    <style:style style:name="T6" style:family="text">
      <style:text-properties style:font-name="Consolas" fo:font-size="10pt" style:font-size-asian="10pt"/>
    </style:style>
    <style:style style:name="T7" style:family="text">
      <style:text-properties style:font-name="Consolas" fo:font-size="10pt" officeooo:rsid="000f0424" style:font-size-asian="10pt"/>
    </style:style>
    <style:style style:name="T8" style:family="text">
      <style:text-properties style:font-name="Consolas" fo:font-size="10pt" officeooo:rsid="000f4e5b" style:font-size-asian="10pt"/>
    </style:style>
    <style:style style:name="T9" style:family="text">
      <style:text-properties style:font-name="Consolas" fo:font-size="10pt" fo:font-weight="bold" officeooo:rsid="000c1a76" style:font-size-asian="10pt" style:font-weight-asian="bold" style:font-weight-complex="bold"/>
    </style:style>
    <style:style style:name="T10" style:family="text">
      <style:text-properties officeooo:rsid="000f4e5b"/>
    </style:style>
    <style:style style:name="T11" style:family="text">
      <style:text-properties fo:font-weight="bold" officeooo:rsid="000c1a76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val_CRUD_DB <text:line-break/><text:line-break/>MANUEL DE DEPLOIEMENT </text:p>
      <text:p text:style-name="P1"/>
      <text:p text:style-name="P1"/>
      <text:p text:style-name="P1"/>
      <text:p text:style-name="P1"/>
      <text:p text:style-name="Subtitle">BASE DE DONNEES :</text:p>
      <text:p text:style-name="P7"/>
      <text:h text:style-name="Heading_20_1" text:outline-level="1">Etape 1 : cr<text:span text:style-name="T2">é</text:span>ation de la base</text:h>
      <text:p text:style-name="P7"/>
      <text:p text:style-name="P3">L’application fonctionne avec une base progresql.</text:p>
      <text:p text:style-name="P7">Créer une base de donneés avec Elephant SQL, créer une schema pour l’application</text:p>
      <text:p text:style-name="P7"/>
      <text:p text:style-name="P9">noter les informations serveur, user, password et schema</text:p>
      <text:p text:style-name="P7"/>
      <text:p text:style-name="P8">dans <text:span text:style-name="T2">le</text:span> sch<text:span text:style-name="T2">é</text:span>ma <text:span text:style-name="T2">crééer</text:span></text:p>
      <text:p text:style-name="P8"/>
      <text:p text:style-name="P8">créer une table aliment avec le script suivant</text:p>
      <text:p text:style-name="P13">-- Table: "Eval_CRUD_DB".aliment</text:p>
      <text:p text:style-name="P13"/>
      <text:p text:style-name="P13">-- DROP TABLE "Eval_CRUD_DB".aliment;</text:p>
      <text:p text:style-name="P13"/>
      <text:p text:style-name="P13">CREATE TABLE "Eval_CRUD_DB".aliment</text:p>
      <text:p text:style-name="P13">(</text:p>
      <text:p text:style-name="P13"><text:s text:c="4"/>pk_id integer NOT NULL DEFAULT nextval('"Eval_CRUD_DB".aliments_pk_id_seq'::regclass),</text:p>
      <text:p text:style-name="P13"><text:s text:c="4"/>nom character varying(500) COLLATE pg_catalog."default",</text:p>
      <text:p text:style-name="P13"><text:s text:c="4"/>energie numeric(5,0),</text:p>
      <text:p text:style-name="P13"><text:s text:c="4"/>proteines numeric(5,2),</text:p>
      <text:p text:style-name="P13"><text:s text:c="4"/>glucides numeric(5,2),</text:p>
      <text:p text:style-name="P13"><text:s text:c="4"/>lipides numeric(5,2),</text:p>
      <text:p text:style-name="P13"><text:s text:c="4"/>fk_categorie_id bigint,</text:p>
      <text:p text:style-name="P13"><text:s text:c="4"/>CONSTRAINT aliments_pkey PRIMARY KEY (pk_id),</text:p>
      <text:p text:style-name="P13"><text:s text:c="4"/>CONSTRAINT fk_categorie_id FOREIGN KEY (fk_categorie_id)</text:p>
      <text:p text:style-name="P13"><text:s text:c="8"/>REFERENCES "Eval_CRUD_DB".categorie (pk_id) MATCH SIMPLE</text:p>
      <text:p text:style-name="P13"><text:s text:c="8"/>ON UPDATE NO ACTION</text:p>
      <text:p text:style-name="P13"><text:s text:c="8"/>ON DELETE NO ACTION</text:p>
      <text:p text:style-name="P13">)</text:p>
      <text:p text:style-name="P13">WITH (</text:p>
      <text:p text:style-name="P13"><text:s text:c="4"/>OIDS = FALSE</text:p>
      <text:p text:style-name="P13">)</text:p>
      <text:p text:style-name="P13">TABLESPACE pg_default;</text:p>
      <text:p text:style-name="P13"/>
      <text:p text:style-name="P3"><text:soft-page-break/></text:p>
      <text:p text:style-name="P2"/>
      <text:p text:style-name="P2"/>
      <text:p text:style-name="P2"/>
      <text:p text:style-name="P2"/>
      <text:p text:style-name="P7"/>
      <text:p text:style-name="P14">Créer une table categorie avec le script suivant :</text:p>
      <text:p text:style-name="P11">-- Table: "Eval_CRUD_DB".categorie</text:p>
      <text:p text:style-name="P11"/>
      <text:p text:style-name="P11">-- DROP TABLE "Eval_CRUD_DB".categorie;</text:p>
      <text:p text:style-name="P11"/>
      <text:p text:style-name="P11">CREATE TABLE "Eval_CRUD_DB".categorie</text:p>
      <text:p text:style-name="P11">(</text:p>
      <text:p text:style-name="P11"><text:s text:c="4"/>pk_id integer NOT NULL DEFAULT nextval('"Eval_CRUD_DB".categorie_pk_id_seq'::regclass),</text:p>
      <text:p text:style-name="P11"><text:s text:c="4"/>nom character varying(500) COLLATE pg_catalog."default",</text:p>
      <text:p text:style-name="P11"><text:s text:c="4"/>CONSTRAINT categorie_pkey PRIMARY KEY (pk_id)</text:p>
      <text:p text:style-name="P11">)</text:p>
      <text:p text:style-name="P11">WITH (</text:p>
      <text:p text:style-name="P11"><text:s text:c="4"/>OIDS = FALSE</text:p>
      <text:p text:style-name="P11">)</text:p>
      <text:p text:style-name="P11">TABLESPACE pg_default;</text:p>
      <text:p text:style-name="P11"/>
      <text:p text:style-name="P7"/>
      <text:h text:style-name="P24" text:outline-level="1"/>
      <text:h text:style-name="P25" text:outline-level="1">Etape 2 : Chargement des données de test</text:h>
      <text:p text:style-name="P7"/>
      <text:p text:style-name="P9">remplir la base de donnée en important les fichiers suivants :</text:p>
      <text:p text:style-name="P9"/>
      <text:p text:style-name="P12">dans la table aliment importer le fichier aliment.csv</text:p>
      <text:p text:style-name="P12">dans la tale <text:s/>categorie importer le fichier categorie.csv</text:p>
      <text:p text:style-name="P7"/>
      <text:p text:style-name="P7"/>
      <text:p text:style-name="P7"/>
      <text:p text:style-name="P7"/>
      <text:p text:style-name="P7"/>
      <text:p text:style-name="Subtitle"/>
      <text:p text:style-name="P23">INSTALLATION <text:s text:c="3"/>APPLICATION</text:p>
      <text:p text:style-name="P7"/>
      <text:p text:style-name="P7"/>
      <text:p text:style-name="P10">PRE REQUIS : poste avec un JRE 1.8 installé</text:p>
      <text:h text:style-name="Heading_20_1" text:outline-level="1">Etape 1 : <text:span text:style-name="T10">Télechargement sources</text:span></text:h>
      <text:p text:style-name="P6"><text:span text:style-name="T1">Télécharger sous Eclispe <text:s/>l’application depuis le gitHUB : </text:span><text:a xlink:type="simple" xlink:href="https://github.com/HPoumeyrol/EVAL_CRUD_DB" text:style-name="Internet_20_link" text:visited-style-name="Visited_20_Internet_20_Link"><text:span text:style-name="T1">https://github.com/HPoumeyrol/EVAL_CRUD_DB</text:span></text:a></text:p>
      <text:p text:style-name="P2"/>
      <text:h text:style-name="Heading_20_1" text:outline-level="1">Etape 2 : Builder avec Maven </text:h>
      <text:p text:style-name="P2"/>
      <text:h text:style-name="Heading_20_1" text:outline-level="1">Etape 3 : <text:span text:style-name="T10">Intallation de la version compilée</text:span></text:h>
      <text:p text:style-name="P5"/>
      <text:p text:style-name="P5">Récupérer le jar : Eval_CRUD_DB-0.0.1-SNAPSHOT.jar</text:p>
      <text:p text:style-name="P2">d<text:span text:style-name="T2">é</text:span>poser le jar dans un répertoire sur un poste de travail ayant un JRE jre1.8.0_161 installé</text:p>
      <text:p text:style-name="P2"/>
      <text:p text:style-name="P2"/>
      <text:p text:style-name="P2"/>
      <text:h text:style-name="Heading_20_1" text:outline-level="1">Etape 5 : <text:s/><text:span text:style-name="T10">CREATION DU FICHIER DE PARAMETRAGE</text:span></text:h>
      <text:p text:style-name="P5"/>
      <text:p text:style-name="P5">créer dans <text:span text:style-name="T2">le répertoire un fichier config .properties, avec le contenu suivant :</text:span></text:p>
      <text:p text:style-name="P4"><text:span text:style-name="T3"/></text:p>
      <text:p text:style-name="P17"><text:span text:style-name="T4">#Eval_CRUD_DB properties</text:span></text:p>
      <text:p text:style-name="P18"><text:span text:style-name="T4">Environment=</text:span><text:span text:style-name="T4">DEV</text:span></text:p>
      <text:p text:style-name="P18"><text:span text:style-name="T4">dbUrl=</text:span><text:span text:style-name="T4">jdbc:postgresql://</text:span><text:span text:style-name="T7">&lt;nom du server&gt;</text:span><text:span text:style-name="T4">:</text:span><text:span text:style-name="T7">&lt;port&gt;</text:span><text:span text:style-name="T4">/</text:span><text:span text:style-name="T7">&lt;nom de la base&gt;</text:span></text:p>
      <text:p text:style-name="P18"><text:span text:style-name="T4">dbUser=</text:span><text:span text:style-name="T7">&lt;utilisateur&gt;</text:span></text:p>
      <text:p text:style-name="P18"><text:span text:style-name="T4">dbPwd=</text:span><text:span text:style-name="T7">&lt;password&gt;</text:span></text:p>
      <text:p text:style-name="P18"><text:span text:style-name="T4">dbSchema=</text:span><text:span text:style-name="T7">&lt;schema&gt;</text:span></text:p>
      <text:p text:style-name="P18"><text:span text:style-name="T7"/></text:p>
      <text:p text:style-name="P19"><text:span text:style-name="T4">remplacer les valeurs &lt;xxxx&gt; par vos valeurs, notées précédement lors de la création de la base.</text:span></text:p>
      <text:p text:style-name="P19"><text:span text:style-name="T4"/></text:p>
      <text:p text:style-name="P19"><text:span text:style-name="T4">Exemple :</text:span></text:p>
      <text:p text:style-name="P21"><text:span text:style-name="T4">#Eval_CRUD_DB properties</text:span></text:p>
      <text:p text:style-name="P22"><text:span text:style-name="T4">Environment=</text:span><text:span text:style-name="T4">DEV</text:span></text:p>
      <text:p text:style-name="P22"><text:span text:style-name="T4">dbUrl=</text:span><text:span text:style-name="T4">jdbc:postgresql://horton.elephantsql.com:5432/</text:span><text:span text:style-name="T7">xxxxxx</text:span></text:p>
      <text:p text:style-name="P22"><text:span text:style-name="T4">dbUser=</text:span><text:span text:style-name="T4">jssfpwiw</text:span></text:p>
      <text:p text:style-name="P22"><text:span text:style-name="T4">dbPwd=</text:span><text:span text:style-name="T4">x</text:span><text:span text:style-name="T7">xxxxxxxxxxxxxxxxxxxxxx</text:span></text:p>
      <text:p text:style-name="P22"><text:span text:style-name="T4">dbSchema=</text:span><text:span text:style-name="T4">Eval_CRUD_DB</text:span></text:p>
      <text:p text:style-name="P15"/>
      <text:p text:style-name="P19"><text:span text:style-name="T4"/></text:p>
      <text:p text:style-name="P19"><text:span text:style-name="T4"/></text:p>
      <text:h text:style-name="Heading_20_1" text:outline-level="1">Etape 6 : LANCEMENT DE L’APPLICATION</text:h>
      <text:p text:style-name="P16"/>
      <text:p text:style-name="P16">lancer l’application avec la commande suivante :</text:p>
      <text:p text:style-name="P16"/>
      <text:p text:style-name="P20"><text:span text:style-name="T8">java -jar </text:span><text:span text:style-name="T9">Eval_CRUD_DB-0.0.1-SNAPSHOT.jar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04:05.317000000</meta:creation-date>
    <meta:editing-duration>PT12M1S</meta:editing-duration>
    <meta:editing-cycles>4</meta:editing-cycles>
    <meta:generator>LibreOffice/5.4.3.2$Windows_X86_64 LibreOffice_project/92a7159f7e4af62137622921e809f8546db437e5</meta:generator>
    <dc:date>2018-03-20T16:02:33.231000000</dc:date>
    <meta:document-statistic meta:table-count="0" meta:image-count="0" meta:object-count="0" meta:page-count="5" meta:paragraph-count="73" meta:word-count="332" meta:character-count="2704" meta:non-whitespace-character-count="2354"/>
  </office:meta>
</office:document-meta>
</file>